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56cm" fo:min-width="3.56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svg:stroke-color="#0066b3" draw:fill="solid" draw:fill-color="#0066b3" draw:opacity="50%" draw:textarea-horizontal-align="justify" draw:textarea-vertical-align="middle" draw:auto-grow-height="false" fo:min-height="0.229cm" fo:min-width="0.516cm" draw:shadow-opacity="50%"/>
    </style:style>
    <style:style style:name="gr5" style:family="graphic" style:parent-style-name="standard">
      <style:graphic-properties svg:stroke-color="#f66810" draw:fill="solid" draw:fill-color="#f66810" draw:opacity="50%" draw:textarea-horizontal-align="justify" draw:textarea-vertical-align="middle" draw:auto-grow-height="false" fo:min-height="0.229cm" fo:min-width="0.516cm" draw:shadow-opacity="50%"/>
    </style:style>
    <style:style style:name="gr6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4" style:family="paragraph">
      <loext:graphic-properties draw:fill="solid" draw:fill-color="#0066b3" draw:opacity="50%"/>
      <style:paragraph-properties fo:text-align="center"/>
    </style:style>
    <style:style style:name="P5" style:family="paragraph">
      <loext:graphic-properties draw:fill="solid" draw:fill-color="#f66810" draw:opacity="50%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Arial" fo:font-size="18pt" style:font-size-asian="18pt" style:font-size-complex="18pt"/>
    </style:style>
    <style:style style:name="T2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4.064cm" svg:height="3.81cm" svg:x="11.068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6.668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2.268cm" svg:y="2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2.268cm" svg:y="6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6.668cm" svg:y="6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1.068cm" svg:y="6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2.268cm" svg:y="11.8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6.668cm" svg:y="11.8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1.068cm" svg:y="11.8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2.268cm" svg:y="16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6.668cm" svg:y="16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1.068cm" svg:y="16.03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794cm" svg:height="1.673cm" svg:x="3.032cm" svg:y="0.016cm">
          <draw:text-box>
            <text:p text:style-name="P2"><text:span text:style-name="T1">Leaves</text:span></text:p>
          </draw:text-box>
        </draw:frame>
        <draw:frame draw:style-name="gr2" draw:text-style-name="P3" draw:layer="layout" svg:width="4.3cm" svg:height="1.673cm" svg:x="7.494cm" svg:y="0.016cm">
          <draw:text-box>
            <text:p text:style-name="P2"><text:span text:style-name="T1">ABGW</text:span></text:p>
          </draw:text-box>
        </draw:frame>
        <draw:frame draw:style-name="gr2" draw:text-style-name="P3" draw:layer="layout" svg:width="4.208cm" svg:height="1.673cm" svg:x="11.394cm" svg:y="0.016cm">
          <draw:text-box>
            <text:p text:style-name="P2"><text:span text:style-name="T1">F</text:span><text:span text:style-name="T1">in</text:span><text:span text:style-name="T1">e </text:span><text:span text:style-name="T1">r</text:span><text:span text:style-name="T1">o</text:span><text:span text:style-name="T1">o</text:span><text:span text:style-name="T1">ts</text:span></text:p>
          </draw:text-box>
        </draw:frame>
        <draw:frame draw:style-name="gr2" draw:text-style-name="P3" draw:layer="layout" svg:width="2.794cm" svg:height="1.673cm" draw:transform="rotate (1.56433860856252) translate (1.244cm 4.576cm)">
          <draw:text-box>
            <text:p text:style-name="P2"><text:span text:style-name="T1">TBA</text:span></text:p>
          </draw:text-box>
        </draw:frame>
        <draw:frame draw:style-name="gr2" draw:text-style-name="P3" draw:layer="layout" svg:width="2.794cm" svg:height="1.673cm" draw:transform="rotate (1.56433860856252) translate (1.245cm 8.977cm)">
          <draw:text-box>
            <text:p text:style-name="P2"><text:span text:style-name="T1">PFTA</text:span></text:p>
          </draw:text-box>
        </draw:frame>
        <draw:frame draw:style-name="gr2" draw:text-style-name="P3" draw:layer="layout" svg:width="2.794cm" svg:height="1.673cm" draw:transform="rotate (1.56433860856252) translate (1.245cm 14.377cm)">
          <draw:text-box>
            <text:p text:style-name="P2"><text:span text:style-name="T1">TBA</text:span></text:p>
          </draw:text-box>
        </draw:frame>
        <draw:frame draw:style-name="gr2" draw:text-style-name="P3" draw:layer="layout" svg:width="2.794cm" svg:height="1.673cm" draw:transform="rotate (1.56433860856252) translate (1.246cm 18.678cm)">
          <draw:text-box>
            <text:p text:style-name="P2"><text:span text:style-name="T1">PFTA</text:span></text:p>
          </draw:text-box>
        </draw:frame>
        <draw:frame draw:style-name="gr3" draw:text-style-name="P3" draw:layer="layout" svg:width="6.253cm" svg:height="2.384cm" draw:transform="rotate (1.59191481074403) translate (0.307cm 8.124cm)">
          <draw:text-box>
            <text:p text:style-name="P2"><text:span text:style-name="T1">TPD distribution</text:span></text:p>
          </draw:text-box>
        </draw:frame>
        <draw:frame draw:style-name="gr3" draw:text-style-name="P3" draw:layer="layout" svg:width="6.253cm" svg:height="2.384cm" draw:transform="rotate (1.59191481074403) translate (0.308cm 18.124cm)">
          <draw:text-box>
            <text:p text:style-name="P2"><text:span text:style-name="T1">TPD distribution</text:span></text:p>
          </draw:text-box>
        </draw:frame>
        <draw:frame draw:style-name="gr2" draw:text-style-name="P3" draw:layer="layout" svg:width="3.636cm" svg:height="1.673cm" svg:x="2.632cm" svg:y="3.517cm">
          <draw:text-box>
            <text:p text:style-name="P2"><text:span text:style-name="T1">aleaf_PLS</text:span></text:p>
          </draw:text-box>
        </draw:frame>
        <draw:frame draw:style-name="gr2" draw:text-style-name="P3" draw:layer="layout" svg:width="3.636cm" svg:height="1.673cm" svg:x="2.632cm" svg:y="7.818cm">
          <draw:text-box>
            <text:p text:style-name="P2"><text:span text:style-name="T1">aleaf_PFT</text:span></text:p>
          </draw:text-box>
        </draw:frame>
        <draw:frame draw:style-name="gr2" draw:text-style-name="P3" draw:layer="layout" svg:width="3.636cm" svg:height="1.673cm" svg:x="2.632cm" svg:y="13.319cm">
          <draw:text-box>
            <text:p text:style-name="P2"><text:span text:style-name="T1">tleaf_PLS</text:span></text:p>
          </draw:text-box>
        </draw:frame>
        <draw:frame draw:style-name="gr2" draw:text-style-name="P3" draw:layer="layout" svg:width="3.636cm" svg:height="1.673cm" svg:x="2.632cm" svg:y="17.22cm">
          <draw:text-box>
            <text:p text:style-name="P2"><text:span text:style-name="T1">tleaf_PFT</text:span></text:p>
          </draw:text-box>
        </draw:frame>
        <draw:frame draw:style-name="gr2" draw:text-style-name="P3" draw:layer="layout" svg:width="4.064cm" svg:height="1.673cm" svg:x="6.668cm" svg:y="3.518cm">
          <draw:text-box>
            <text:p text:style-name="P2"><text:span text:style-name="T1">awood_PLS</text:span></text:p>
          </draw:text-box>
        </draw:frame>
        <draw:frame draw:style-name="gr2" draw:text-style-name="P3" draw:layer="layout" svg:width="4.064cm" svg:height="1.673cm" svg:x="6.668cm" svg:y="7.619cm">
          <draw:text-box>
            <text:p text:style-name="P2"><text:span text:style-name="T1">awood_PFT</text:span></text:p>
          </draw:text-box>
        </draw:frame>
        <draw:frame draw:style-name="gr2" draw:text-style-name="P3" draw:layer="layout" svg:width="4.064cm" svg:height="1.673cm" svg:x="11.168cm" svg:y="3.519cm">
          <draw:text-box>
            <text:p text:style-name="P2"><text:span text:style-name="T1">aroot_PLS</text:span></text:p>
          </draw:text-box>
        </draw:frame>
        <draw:frame draw:style-name="gr2" draw:text-style-name="P3" draw:layer="layout" svg:width="4.064cm" svg:height="1.673cm" svg:x="11.168cm" svg:y="7.72cm">
          <draw:text-box>
            <text:p text:style-name="P2"><text:span text:style-name="T1">aroot_PFT</text:span></text:p>
          </draw:text-box>
        </draw:frame>
        <draw:frame draw:style-name="gr2" draw:text-style-name="P3" draw:layer="layout" svg:width="4.536cm" svg:height="1.673cm" svg:x="6.532cm" svg:y="13.32cm">
          <draw:text-box>
            <text:p text:style-name="P2"><text:span text:style-name="T1">twood_PLS</text:span></text:p>
          </draw:text-box>
        </draw:frame>
        <draw:frame draw:style-name="gr2" draw:text-style-name="P3" draw:layer="layout" svg:width="4.536cm" svg:height="1.673cm" svg:x="11.232cm" svg:y="12.721cm">
          <draw:text-box>
            <text:p text:style-name="P2"><text:span text:style-name="T1">troot_PLS</text:span></text:p>
          </draw:text-box>
        </draw:frame>
        <draw:frame draw:style-name="gr2" draw:text-style-name="P3" draw:layer="layout" svg:width="4.536cm" svg:height="1.673cm" svg:x="11.232cm" svg:y="16.722cm">
          <draw:text-box>
            <text:p text:style-name="P2"><text:span text:style-name="T1">troot_PFT</text:span></text:p>
          </draw:text-box>
        </draw:frame>
        <draw:frame draw:style-name="gr2" draw:text-style-name="P3" draw:layer="layout" svg:width="4.536cm" svg:height="1.673cm" svg:x="6.932cm" svg:y="17.323cm">
          <draw:text-box>
            <text:p text:style-name="P2"><text:span text:style-name="T1">twoos_PFT</text:span></text:p>
          </draw:text-box>
        </draw:frame>
        <draw:frame draw:style-name="gr3" draw:text-style-name="P3" draw:layer="layout" svg:width="6.253cm" svg:height="2.384cm" draw:transform="rotate (-0.00663225115757829) translate (6.809cm 9.996cm)">
          <draw:text-box>
            <text:p text:style-name="P2"><text:span text:style-name="T1">p</text:span><text:span text:style-name="T1">e</text:span><text:span text:style-name="T1">r</text:span><text:span text:style-name="T1">c</text:span><text:span text:style-name="T1">e</text:span><text:span text:style-name="T1">n</text:span><text:span text:style-name="T1">t</text:span><text:span text:style-name="T1">a</text:span><text:span text:style-name="T1">g</text:span><text:span text:style-name="T1">e</text:span></text:p>
          </draw:text-box>
        </draw:frame>
        <draw:frame draw:style-name="gr3" draw:text-style-name="P3" draw:layer="layout" svg:width="6.253cm" svg:height="2.384cm" draw:transform="rotate (-0.00663225115757829) translate (7.31cm 19.897cm)">
          <draw:text-box>
            <text:p text:style-name="P2"><text:span text:style-name="T1">months</text:span></text:p>
          </draw:text-box>
        </draw:frame>
        <draw:frame draw:style-name="gr3" draw:text-style-name="P3" draw:layer="layout" svg:width="6.253cm" svg:height="2.384cm" draw:transform="rotate (-0.00663225115757829) translate (3.011cm 19.898cm)">
          <draw:text-box>
            <text:p text:style-name="P2"><text:span text:style-name="T1">months</text:span></text:p>
          </draw:text-box>
        </draw:frame>
        <draw:frame draw:style-name="gr3" draw:text-style-name="P3" draw:layer="layout" svg:width="6.253cm" svg:height="2.384cm" draw:transform="rotate (-0.00663225115757829) translate (11.912cm 19.899cm)">
          <draw:text-box>
            <text:p text:style-name="P2"><text:span text:style-name="T1">years</text:span></text:p>
          </draw:text-box>
        </draw:frame>
        <draw:frame draw:style-name="gr3" draw:text-style-name="P3" draw:layer="layout" svg:width="6.253cm" svg:height="2.384cm" draw:transform="rotate (0.00593411945678072) translate (0.001cm 1.207cm)">
          <draw:text-box>
            <text:p text:style-name="P2"><text:span text:style-name="T2">(a)</text:span><text:span text:style-name="T1"> Allocation</text:span></text:p>
          </draw:text-box>
        </draw:frame>
        <draw:frame draw:style-name="gr3" draw:text-style-name="P3" draw:layer="layout" svg:width="6.253cm" svg:height="2.384cm" draw:transform="rotate (0.00593411945678072) translate (0.002cm 10.907cm)">
          <draw:text-box>
            <text:p text:style-name="P2"><text:span text:style-name="T2">(b)</text:span><text:span text:style-name="T1"> Residence time</text:span></text:p>
          </draw:text-box>
        </draw:frame>
        <draw:custom-shape draw:style-name="gr4" draw:text-style-name="P4" draw:layer="layout" svg:width="1.016cm" svg:height="0.479cm" svg:x="3.018cm" svg:y="21.8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016cm" svg:height="0.479cm" svg:x="8.918cm" svg:y="21.84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53cm" svg:height="2.384cm" draw:transform="rotate (-0.00663225115757829) translate (4.012cm 21.599cm)">
          <draw:text-box>
            <text:p text:style-name="P2"><text:span text:style-name="T1">regular climate</text:span></text:p>
          </draw:text-box>
        </draw:frame>
        <draw:frame draw:style-name="gr3" draw:text-style-name="P3" draw:layer="layout" svg:width="6.253cm" svg:height="2.384cm" draw:transform="rotate (-0.00663225115757829) translate (9.913cm 21.6cm)">
          <draw:text-box>
            <text:p text:style-name="P2"><text:span text:style-name="T1">low precipitation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71cm" fo:margin-bottom="0cm" fo:text-indent="0cm"/>
      <style:text-properties fo:font-size="49.700000762939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355cm" fo:margin-bottom="0cm" fo:text-indent="0cm"/>
      <style:text-properties fo:font-size="35.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77cm" fo:margin-bottom="0cm" fo:text-indent="0cm"/>
      <style:text-properties fo:font-size="35.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  <draw:page-thumbnail draw:layer="backgroundobjects" svg:width="3.963cm" svg:height="7.047cm" svg:x="3.665cm" svg:y="2.397cm"/>
      <draw:page-thumbnail draw:layer="backgroundobjects" svg:width="3.963cm" svg:height="7.047cm" svg:x="3.665cm" svg:y="10.445cm"/>
      <draw:page-thumbnail draw:layer="backgroundobjects" svg:width="3.963cm" svg:height="7.047cm" svg:x="3.665cm" svg:y="18.493cm"/>
      <draw:page-thumbnail draw:layer="backgroundobjects" svg:width="3.963cm" svg:height="7.047cm" svg:x="13.96cm" svg:y="2.397cm"/>
      <draw:page-thumbnail draw:layer="backgroundobjects" svg:width="3.963cm" svg:height="7.047cm" svg:x="13.96cm" svg:y="10.445cm"/>
      <draw:page-thumbnail draw:layer="backgroundobjects" svg:width="3.963cm" svg:height="7.047cm" svg:x="13.96cm" svg:y="18.493cm"/>
    </style:handout-master>
    <style:master-page style:name="Padrão" style:page-layout-name="PM1" draw:style-name="Mdp1">
      <draw:frame presentation:style-name="Padrão-title" draw:layer="backgroundobjects" svg:width="14.174cm" svg:height="4.674cm" svg:x="0.787cm" svg:y="1.116cm" presentation:class="title" presentation:placeholder="true">
        <draw:text-box/>
      </draw:frame>
      <draw:frame presentation:style-name="Padrão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anca Rius</meta:initial-creator>
    <meta:creation-date>2020-09-22T10:18:52.779053092</meta:creation-date>
    <dc:date>2020-09-22T11:01:37.871762563</dc:date>
    <dc:creator>Bianca Rius</dc:creator>
    <meta:editing-duration>PT9M22S</meta:editing-duration>
    <meta:editing-cycles>2</meta:editing-cycles>
    <meta:generator>LibreOffice/6.0.7.3$Linux_X86_64 LibreOffice_project/00m0$Build-3</meta:generator>
    <meta:document-statistic meta:object-count="66"/>
  </office:meta>
</office:document-meta>
</file>